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40a8f" officeooo:paragraph-rsid="00540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dane uruchomienie rout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3T17:33:32.163083706</dc:date>
    <meta:editing-duration>PT20H41M16S</meta:editing-duration>
    <meta:editing-cycles>44</meta:editing-cycles>
    <meta:document-statistic meta:table-count="0" meta:image-count="0" meta:object-count="0" meta:page-count="1" meta:paragraph-count="1" meta:word-count="3" meta:character-count="27" meta:non-whitespace-character-count="25"/>
  </office:meta>
</office:document-meta>
</file>